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236in" fo:margin-left="-0.0785in" table:align="left" style:writing-mode="lr-tb"/>
    </style:style>
    <style:style style:name="Table1.A" style:family="table-column">
      <style:table-column-properties style:column-width="1.65in"/>
    </style:style>
    <style:style style:name="Table1.B" style:family="table-column">
      <style:table-column-properties style:column-width="5.5736in"/>
    </style:style>
    <style:style style:name="Table1.1" style:family="table-row">
      <style:table-row-properties style:min-row-height="0.236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3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0.1807in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margin-top="0in" fo:margin-bottom="0in" style:contextual-spacing="false" fo:line-height="100%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Arial" fo:font-size="10pt" officeooo:paragraph-rsid="0018ff4b" style:font-size-asian="10pt" style:font-name-complex="Arial" style:font-size-complex="10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Arial" fo:font-size="10pt" officeooo:rsid="0018ff4b" officeooo:paragraph-rsid="0018ff4b" style:font-size-asian="10pt" style:font-name-complex="Arial" style:font-size-complex="10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Arial" fo:font-size="10pt" officeooo:rsid="0019bc5d" officeooo:paragraph-rsid="0019bc5d" style:font-size-asian="10pt" style:font-name-complex="Arial" style:font-size-complex="10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top="0in" fo:margin-bottom="0in" style:contextual-spacing="false" fo:line-height="0.25in"/>
      <style:text-properties style:font-name="Arial" fo:font-size="9pt" style:font-size-asian="9pt" style:font-name-complex="Arial" style:font-size-complex="9pt"/>
    </style:style>
    <style:style style:name="P11" style:family="paragraph" style:parent-style-name="Standard">
      <style:paragraph-properties fo:margin-top="0in" fo:margin-bottom="0in" style:contextual-spacing="false" fo:line-height="0.25in"/>
      <style:text-properties style:font-name="Arial" fo:font-size="9pt" officeooo:rsid="0018ff4b" style:font-size-asian="9pt" style:font-name-complex="Arial" style:font-size-complex="9pt"/>
    </style:style>
    <style:style style:name="P12" style:family="paragraph" style:parent-style-name="Standard">
      <style:paragraph-properties fo:margin-top="0in" fo:margin-bottom="0in" style:contextual-spacing="false" fo:line-height="0.25in"/>
    </style:style>
    <style:style style:name="P13" style:family="paragraph" style:parent-style-name="Standard">
      <style:paragraph-properties fo:margin-top="0.0835in" fo:margin-bottom="0.0835in" style:contextual-spacing="false" fo:line-height="100%"/>
    </style:style>
    <style:style style:name="P14" style:family="paragraph" style:parent-style-name="Standard">
      <style:paragraph-properties fo:margin-top="0.0835in" fo:margin-bottom="0.0835in" style:contextual-spacing="false" fo:line-height="100%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margin-top="0.0835in" fo:margin-bottom="0.0835in" style:contextual-spacing="false" fo:line-height="100%" style:snap-to-layout-grid="false"/>
      <style:text-properties style:font-name="Arial" fo:font-size="10pt" style:text-underline-style="solid" style:text-underline-width="auto" style:text-underline-color="font-color" officeooo:rsid="0018ff4b" officeooo:paragraph-rsid="0018ff4b" style:font-size-asian="10pt" style:font-name-complex="Arial" style:font-size-complex="10pt"/>
    </style:style>
    <style:style style:name="P16" style:family="paragraph" style:parent-style-name="Standard">
      <style:paragraph-properties fo:margin-top="0.0835in" fo:margin-bottom="0.1665in" style:contextual-spacing="false" fo:line-height="100%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083in" fo:margin-bottom="0in" style:contextual-spacing="false" fo:line-height="100%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top="0.0835in" fo:margin-bottom="0.111in" style:contextual-spacing="false" fo:line-height="100%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officeooo:rsid="0019bc5d" style:font-size-asian="10pt" style:font-name-complex="Arial" style:font-size-complex="10pt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fo:font-size="9pt" officeooo:rsid="00170bff" style:font-size-asian="9pt" style:font-name-complex="Arial" style:font-size-complex="9pt"/>
    </style:style>
    <style:style style:name="T6" style:family="text">
      <style:text-properties officeooo:rsid="00170bff"/>
    </style:style>
    <style:style style:name="T7" style:family="text">
      <style:text-properties officeooo:rsid="0018ff4b"/>
    </style:style>
    <style:style style:name="T8" style:family="text">
      <style:text-properties officeooo:rsid="0019bc5d"/>
    </style:style>
    <style:style style:name="T9" style:family="text">
      <style:text-properties officeooo:rsid="001a7d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otokoll der Vorstandssitzung</text:p>
      <text:p text:style-name="P10"><text:span text:style-name="T7">des Vereins: </text:span><text:s/><text:span text:style-name="T6">Open Medicine Initiative</text:span></text:p>
      <text:p text:style-name="P11">mit Sitz in: Oranienstraße 183, c/o Im Oranienhof Aufgang C 3.OG, 10999 Berlin</text:p>
      <text:p text:style-name="P12"><text:span text:style-name="T5">Versammlungsort</text:span><text:span text:style-name="T4">: .…….……………………………………….......</text:span></text:p>
      <text:p text:style-name="P10">am: …………........…….….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Tagesordnung</text:p>
          </table:table-cell>
          <table:table-cell table:style-name="Table1.B1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14">TOP <text:span text:style-name="T7">1</text:span>:</text:p>
            <text:p text:style-name="P3">Information:</text:p>
            <text:p text:style-name="P16"/>
            <text:p text:style-name="P16"/>
            <text:p text:style-name="P14">Beschlusstext:</text:p>
            <text:p text:style-name="P14"/>
            <text:p text:style-name="P14"/>
            <text:p text:style-name="P14"/>
            <text:p text:style-name="P14">Abstimmungsergebnis:</text:p>
          </table:table-cell>
          <table:table-cell table:style-name="Table1.B2" office:value-type="string">
            <text:p text:style-name="P15">Satzungsänderung</text:p>
            <text:p text:style-name="P6"/>
            <text:p text:style-name="P7">Der am 05.03.2015 von Herrn Benjamin Diedrichsen eingereichte Antrag zur Eintragung der Open Medicine Initiative in das Vereinsregister wurde aufgrund eines Mangels in § 7 IV Ziffer <text:span text:style-name="T9">3</text:span>, Satz 2 abgelehnt (siehe Anlage 1).</text:p>
            <text:p text:style-name="P7">Originaltext der beanstandeten Satzung: <text:span text:style-name="T8">„Das Onlineverfahren ist nur den stimmberechtigten Mitgliedern mit ihren persönlichen Legitimationsdaten zugänglich.“</text:span></text:p>
            <text:p text:style-name="P8"/>
            <text:p text:style-name="P8">Es wird die folgende Satzungsänderung vorgeschlagen: „Das Onlineverfahren ist allen Mitgliedern mit ihren persönlichen Legitimationsdaten zugänglich. Die Stimmabgabe ist nur stimmberechtigten Mitgliedern möglich.“</text:p>
            <text:p text:style-name="P13"/>
            <text:p text:style-name="P13"><text:span text:style-name="T1">Stimmen dafür: </text:span><text:span text:style-name="T2">1</text:span><text:span text:style-name="T1">. dagegen: </text:span><text:span text:style-name="T2">0</text:span><text:span text:style-name="T1">, enthalten: </text:span><text:span text:style-name="T2">0</text:span><text:span text:style-name="T1">, damit beschlossen: </text:span><field:fieldmark text:name="__Fieldmark__85_1581349224" field:type="vnd.oasis.opendocument.field.FORMCHECKBOX"><field:param field:name="Checkbox_Checked" field:value="true"/><field:param field:name="Checkbox_HelpText" field:value=""/><field:param field:name="Checkbox_Name" field:value="Kontrollkästchen3"/></field:fieldmark><text:span text:style-name="T1"><text:s/></text:span><text:span text:style-name="T3">Ja</text:span><text:span text:style-name="T1"> <text:s text:c="2"/></text:span><field:fieldmark text:name="__Fieldmark__93_1581349224" field:type="vnd.oasis.opendocument.field.FORMCHECKBOX"><field:param field:name="Checkbox_HelpText" field:value=""/><field:param field:name="Checkbox_Name" field:value="Kontrollkästchen4"/></field:fieldmark><text:span text:style-name="T1"><text:s/></text:span><text:span text:style-name="T3">Nein</text:span></text:p>
          </table:table-cell>
        </table:table-row>
        <table:table-row table:style-name="Table1.3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3"/>
          </table:table-cell>
        </table:table-row>
      </table:table>
      <text:p text:style-name="P3"/>
      <text:p text:style-name="P18"/>
      <text:p text:style-name="P18"/>
      <text:p text:style-name="P17">Unterschrift <text:span text:style-name="T8">Vorstand</text:span>: …………………………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Listenabsatz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Kein_20_Leerraum" style:display-name="Kein Leerraum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Kein_20_Leerraum_20_Zchn" style:display-name="Kein Leerraum Zchn" style:family="text" style:parent-style-name="Absatz-Standardschriftart">
      <style:text-properties fo:font-size="11pt" fo:language="de" fo:country="DE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2811in" fo:margin-left="0.7091in" fo:margin-right="0.492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661in" fo:margin-left="0in" fo:margin-right="0in" fo:margin-bottom="0.6272in" style:dynamic-spacing="true"/>
      </style:header-style>
      <style:footer-style>
        <style:header-footer-properties fo:min-height="0.211in" fo:margin-left="0in" fo:margin-right="0in" fo:margin-top="0.17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tab/></text:p>
      </style:header>
      <style:footer>
        <text:p text:style-name="MP1"><text:page-number style:num-format="1"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v-prakt-za</meta:initial-creator>
    <meta:creation-date>2009-02-26T11:03:00</meta:creation-date>
    <dc:date>2015-03-28T10:05:42.136482776</dc:date>
    <meta:print-date>2015-03-28T10:03:18.021455507</meta:print-date>
    <meta:editing-cycles>6</meta:editing-cycles>
    <meta:generator>LibreOffice/4.2.7.2$Linux_x86 LibreOffice_project/420m0$Build-2</meta:generator>
    <meta:editing-duration>PT24M10S</meta:editing-duration>
    <meta:document-statistic meta:table-count="1" meta:image-count="0" meta:object-count="0" meta:page-count="1" meta:paragraph-count="18" meta:word-count="122" meta:character-count="992" meta:non-whitespace-character-count="883"/>
  </office:meta>
</office:document-meta>
</file>